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2.7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5.208cm"/>
    </style:style>
    <style:style style:name="gr6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2.0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7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536cm" svg:height="1.396cm" svg:x="4.6cm" svg:y="1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xml:id="id2" draw:id="id2" draw:layer="layout" draw:type="line" svg:x1="5.368cm" svg:y1="2.596cm" svg:x2="5.375cm" svg:y2="3.749cm" draw:start-shape="id1" draw:start-glue-point="8" svg:d="M5368 2596l7 1153" svg:viewBox="0 0 8 1154">
          <text:p/>
        </draw:connector>
        <draw:line draw:style-name="gr2" draw:text-style-name="P1" draw:layer="layout" svg:x1="4.6cm" svg:y1="3.132cm" svg:x2="6.137cm" svg:y2="3.132cm">
          <text:p/>
        </draw:line>
        <draw:connector draw:style-name="gr2" draw:text-style-name="P1" draw:layer="layout" draw:type="line" svg:x1="5.375cm" svg:y1="3.749cm" svg:x2="5.919cm" svg:y2="4.489cm" draw:start-shape="id2" draw:start-glue-point="3" svg:d="M5375 3749l544 740" svg:viewBox="0 0 545 741">
          <text:p/>
        </draw:connector>
        <draw:connector draw:style-name="gr2" draw:text-style-name="P1" draw:layer="layout" draw:type="line" svg:x1="5.375cm" svg:y1="3.749cm" svg:x2="4.793cm" svg:y2="4.419cm" draw:start-shape="id2" draw:start-glue-point="3" svg:d="M5375 3749l-582 670" svg:viewBox="0 0 583 671">
          <text:p/>
        </draw:connector>
        <draw:frame draw:style-name="gr3" draw:layer="layout" svg:width="4.002cm" svg:height="1.347cm" svg:x="4cm" svg:y="4.453cm">
          <draw:text-box>
            <text:p>START:</text:p>
          </draw:text-box>
        </draw:frame>
        <draw:custom-shape draw:style-name="gr1" draw:text-style-name="P1" draw:layer="layout" svg:width="1.064cm" svg:height="6.72cm" svg:x="4.716cm" svg:y="5.9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81cm" svg:y1="6.78cm" svg:x2="14.146cm" svg:y2="6.78cm">
          <text:p/>
        </draw:line>
        <draw:custom-shape draw:style-name="gr1" draw:text-style-name="P1" xml:id="id4" draw:id="id4" draw:layer="layout" svg:width="1.065cm" svg:height="6.72cm" svg:x="14.298cm" svg:y="5.9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022cm" svg:height="1.347cm" svg:x="7.4cm" svg:y="5.8cm">
          <draw:text-box>
            <text:p>Connessione()</text:p>
          </draw:text-box>
        </draw:frame>
        <draw:custom-shape draw:style-name="gr6" draw:text-style-name="P1" xml:id="id3" draw:id="id3" draw:layer="layout" svg:width="6.54cm" svg:height="1.4cm" svg:x="11.56cm" svg:y="3.28cm">
          <text:p text:style-name="P1">c:Connession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4.83cm" svg:y1="4.68cm" svg:x2="14.83cm" svg:y2="5.94cm" draw:start-shape="id3" draw:start-glue-point="2" draw:end-shape="id4" draw:end-glue-point="0" svg:d="M14830 4680v1260" svg:viewBox="0 0 1 1261">
          <text:p/>
        </draw:connector>
        <draw:line draw:style-name="gr8" draw:text-style-name="P1" draw:layer="layout" svg:x1="14.298cm" svg:y1="11.4cm" svg:x2="5.933cm" svg:y2="11.4cm">
          <text:p/>
        </draw:line>
        <draw:frame draw:style-name="gr9" draw:layer="layout" svg:width="3.171cm" svg:height="1.627cm" svg:x="8.629cm" svg:y="10.5cm">
          <draw:text-box>
            <text:p>nome</text:p>
          </draw:text-box>
        </draw:frame>
        <draw:frame draw:style-name="gr10" draw:layer="layout" svg:width="2.798cm" svg:height="1.3cm" svg:x="4.302cm" svg:y="12.9cm">
          <draw:text-box>
            <text:p>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2:22:31.659000000</meta:creation-date>
    <dc:date>2015-06-19T14:03:43.238000000</dc:date>
    <meta:editing-duration>PT1H25M56S</meta:editing-duration>
    <meta:editing-cycles>3</meta:editing-cycles>
    <meta:generator>LibreOffice/4.2.2.1$Windows_x86 LibreOffice_project/3be8cda0bddd8e430d8cda1ebfd581265cca5a0f</meta:generator>
    <meta:document-statistic meta:object-count="15"/>
  </office:meta>
</office:document-meta>
</file>